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fe4" officeooo:paragraph-rsid="000d9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 some point while they are outside I will have them roll a persuasion check to see if the notice anything, if someone rolls above any of the ambusher’s stealth check they wont get a surprise round otherwise the rougue will sneak attack fighter.</text:p>
      <text:p text:style-name="P1"/>
      <text:p text:style-name="P1">During their fight after 1 whole round Georgi will join the battle.</text:p>
      <text:p text:style-name="P1"/>
      <text:p text:style-name="P1">After the fight if they loot the body they can get up to 100gp</text:p>
      <text:p text:style-name="P1"/>
      <text:p text:style-name="P1">If they roll a 22 or higher investigation they get a magic item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09:40:41.190063022</meta:creation-date>
    <dc:date>2022-12-02T09:46:19.339439479</dc:date>
    <meta:editing-duration>PT5M38S</meta:editing-duration>
    <meta:editing-cycles>1</meta:editing-cycles>
    <meta:document-statistic meta:table-count="0" meta:image-count="0" meta:object-count="0" meta:page-count="1" meta:paragraph-count="4" meta:word-count="83" meta:character-count="438" meta:non-whitespace-character-count="359"/>
    <meta:generator>LibreOffice/7.3.6.2$Linux_X86_64 LibreOffice_project/30$Build-2</meta:generator>
  </office:meta>
</office:document-meta>
</file>